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, Helvetica, sans-serif"/>
    <style:font-face style:name="Arial3" svg:font-family="Arial, Helvetica, sans-serif, dk"/>
    <style:font-face style:name="Arial5" svg:font-family="Arial" style:font-family-generic="swiss"/>
    <style:font-face style:name="Arial1" svg:font-family="Arial, 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4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GB"/>
    </style:style>
    <style:style style:name="P2" style:family="paragraph" style:parent-style-name="Standard">
      <style:text-properties fo:font-variant="normal" fo:text-transform="none" fo:color="#333333" style:font-name="Arial1" fo:font-size="11pt" fo:letter-spacing="normal" fo:language="en" fo:country="GB" fo:font-style="normal" fo:font-weight="bold" style:font-size-asian="11pt" style:font-style-asian="normal" style:font-weight-asian="bold" style:font-name-complex="Arial1" style:font-size-complex="11pt"/>
    </style:style>
    <style:style style:name="P3" style:family="paragraph" style:parent-style-name="Standard">
      <style:text-properties fo:font-variant="normal" fo:text-transform="none" fo:color="#333333" style:font-name="Arial1" fo:letter-spacing="normal" fo:language="en" fo:country="GB" fo:font-style="normal" fo:font-weight="bold" style:font-style-asian="normal" style:font-weight-asian="bold" style:font-name-complex="Arial1"/>
    </style:style>
    <style:style style:name="T1" style:family="text">
      <style:text-properties fo:font-variant="normal" fo:text-transform="none" fo:color="#333333" style:font-name="Arial1" fo:letter-spacing="normal" fo:font-style="normal" fo:font-weight="bold" style:font-style-asian="normal" style:font-weight-asian="bold" style:font-name-complex="Arial1"/>
    </style:style>
    <style:style style:name="T2" style:family="text">
      <style:text-properties fo:font-variant="normal" fo:text-transform="none" fo:color="#333333" style:font-name="Arial1" fo:font-size="11pt" fo:letter-spacing="normal" fo:font-style="normal" fo:font-weight="bold" style:font-size-asian="11pt" style:font-style-asian="normal" style:font-weight-asian="bold" style:font-name-complex="Arial1" style:font-size-complex="11pt"/>
    </style:style>
    <style:style style:name="T3" style:family="text">
      <style:text-properties fo:font-variant="normal" fo:text-transform="none" fo:color="#333333" style:font-name="Arial2" fo:font-size="9.75pt" fo:letter-spacing="normal" fo:font-style="normal" fo:font-weight="normal"/>
    </style:style>
    <style:style style:name="T4" style:family="text">
      <style:text-properties fo:font-variant="normal" fo:text-transform="none" fo:color="#333333" style:font-name="Arial2" fo:font-size="9pt" fo:letter-spacing="normal" fo:font-style="normal" fo:font-weight="normal"/>
    </style:style>
    <style:style style:name="T5" style:family="text">
      <style:text-properties fo:font-variant="normal" fo:text-transform="none" fo:color="#333333" style:font-name="Arial2" fo:font-size="9pt" fo:letter-spacing="normal" fo:language="en" fo:country="GB" fo:font-style="normal" fo:font-weight="normal"/>
    </style:style>
    <style:style style:name="T6" style:family="text">
      <style:text-properties fo:font-variant="normal" fo:text-transform="none" fo:color="#444444" style:font-name="Arial3" fo:font-size="9pt" fo:letter-spacing="normal" fo:font-style="normal" fo:font-weight="normal"/>
    </style:style>
    <style:style style:name="T7" style:family="text">
      <style:text-properties fo:font-variant="normal" fo:text-transform="none" style:font-name="Arial3" fo:font-size="9pt" fo:letter-spacing="normal" fo:font-style="normal" fo:font-weight="normal"/>
    </style:style>
    <style:style style:name="T8" style:family="text">
      <style:text-properties fo:language="en" fo:country="G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Parts List for Andromeda Front Panel Rev.5b_06/02-2020.</text:p>
      <text:p text:style-name="Standard"/>
      <text:p text:style-name="P1">Capacitors:</text:p>
      <text:p text:style-name="P1"><text:tab/></text:p>
      <text:p text:style-name="P1">19 pcs.<text:tab/><text:tab/>10nF,<text:tab/><text:tab/>50V<text:tab/><text:tab/>0805<text:tab/>C1-C18, C22</text:p>
      <text:p text:style-name="P1"><text:tab/><text:tab/></text:p>
      <text:p text:style-name="P1"/>
      <text:p text:style-name="P1">14 pcs.<text:tab/><text:tab/>100nF<text:tab/><text:tab/>50V<text:tab/><text:tab/>0805<text:tab/>C19, C20, C23, C26, C29, C31, C40- C47<text:tab/></text:p>
      <text:p text:style-name="P1"/>
      <text:p text:style-name="P1">7 pcs.<text:tab/><text:tab/>1uF<text:tab/><text:tab/>50V<text:tab/><text:tab/>0805<text:tab/>C21, C24, C33, C38, C48, C49, C50.</text:p>
      <text:p text:style-name="P1"/>
      <text:p text:style-name="P1">2 pcs.<text:tab/><text:tab/>1nF<text:tab/><text:tab/>50V<text:tab/><text:tab/>0805<text:tab/>C27, C28.</text:p>
      <text:p text:style-name="P1"/>
      <text:p text:style-name="P1">1 pcs.<text:tab/><text:tab/>0,47uF<text:tab/><text:tab/>25V<text:tab/><text:tab/>0805<text:tab/>C30</text:p>
      <text:p text:style-name="P1"/>
      <text:p text:style-name="P1">7 pcs.<text:tab/><text:tab/>10uF<text:tab/><text:tab/>16V<text:tab/><text:tab/>0805<text:tab/>C25, C32, C34, C39, C51, C52, C53.</text:p>
      <text:p text:style-name="P1"/>
      <text:p text:style-name="P1">1 pcs.<text:tab/><text:tab/>10uF<text:tab/><text:tab/>16V<text:tab/><text:tab/>El.Lyt<text:tab/>Panasonic PN: EEEFP1C100AR</text:p>
      <text:p text:style-name="P1"><text:tab/><text:tab/>C54</text:p>
      <text:p text:style-name="P1">2 pcs.<text:tab/><text:tab/>100uF<text:tab/><text:tab/>16V<text:tab/><text:tab/>El.Lyt<text:tab/>Panasonic PN: EEEFT1C101AR</text:p>
      <text:p text:style-name="P1"><text:tab/><text:tab/> C35, C36</text:p>
      <text:p text:style-name="P1">1 pcs.<text:tab/><text:tab/>47uF<text:tab/><text:tab/>25V<text:tab/><text:tab/>El.Lyt<text:tab/>Panasonic PN: EEEFT1E470AR</text:p>
      <text:p text:style-name="P1"><text:tab/><text:tab/>C37</text:p>
      <text:p text:style-name="P1">LEDS:</text:p>
      <text:p text:style-name="P1"/>
      <text:p text:style-name="P1">3 pcs.<text:tab/><text:tab/>Red LEDs<text:tab/>3mm<text:tab/><text:tab/>Everlight PN: 264-7SDRD/530-3A<text:tab/>.</text:p>
      <text:p text:style-name="P1"><text:tab/><text:tab/> D1, D2, D13</text:p>
      <text:p text:style-name="P1">7 pcs.<text:tab/><text:tab/>Yelow LEDs<text:tab/>3mm<text:tab/><text:tab/>Everlight PN: 264-7UYD/S530-A3<text:tab/></text:p>
      <text:p text:style-name="P1"><text:tab/><text:tab/>D3, D6, D7, D9, D10, D11, D12.</text:p>
      <text:p text:style-name="P1">2 pcs.<text:tab/><text:tab/>Green LEDs<text:tab/>3mm<text:tab/><text:tab/>Everlight PN: 264-7SYGD/S530-E2<text:tab/></text:p>
      <text:p text:style-name="P1"><text:tab/><text:tab/>D4, D5.</text:p>
      <text:p text:style-name="P1">Diode.</text:p>
      <text:p text:style-name="P1"/>
      <text:p text:style-name="P1">1 pcs.<text:tab/><text:tab/>BAS16J<text:tab/>Diode<text:tab/><text:tab/>Size: SOD-323F <text:s/></text:p>
      <text:p text:style-name="P1"><text:tab/><text:tab/> D14</text:p>
      <text:p text:style-name="P1">Encoders:</text:p>
      <text:p text:style-name="P1"/>
      <text:p text:style-name="P1">6 pcs.<text:tab/><text:tab/><text:span text:style-name="T2">EC11EBB24C03 <text:s/>Dual encoders. Man: ALPS. Farnell PN:EC11EBB24C03</text:span></text:p>
      <text:p text:style-name="P2"/>
      <text:p text:style-name="P2"><text:tab/><text:tab/>ENC1, ENC3, ENC5, ENC7, ENC9, ENC11.</text:p>
      <text:p text:style-name="P3"/>
      <text:p text:style-name="P3">1 pcs.<text:tab/><text:tab/>PN:HRPG-ASCA#54F or 19F </text:p>
      <text:p text:style-name="P1"><text:tab/><text:tab/><text:span text:style-name="T1">ALT: NH3808-AB-400N, or: LPD38006-600BM-G5-24C or other Optical <text:tab/><text:tab/>encoder on e-bay or Ali Express.</text:span></text:p>
      <text:p text:style-name="P3"/>
      <text:p text:style-name="P3"><text:tab/><text:tab/>EENC 13 or 13A</text:p>
      <text:p text:style-name="P3"/>
      <text:p text:style-name="P3">Intergrated circuits:</text:p>
      <text:p text:style-name="P3"/>
      <text:p text:style-name="P3">1 pcs.<text:tab/><text:tab/>Arduino Nano Every</text:p>
      <text:p text:style-name="P3"><text:tab/><text:tab/>IC3</text:p>
      <text:p text:style-name="P3"/>
      <text:p text:style-name="P3"><text:soft-page-break/>2 pcs.<text:tab/><text:tab/>MCP23017-E/SO-ND</text:p>
      <text:p text:style-name="P3"/>
      <text:p text:style-name="P3"><text:tab/><text:tab/>IC1, IC2.</text:p>
      <text:p text:style-name="P3"/>
      <text:p text:style-name="P3">1 pcs.<text:tab/><text:tab/>LMZ22005TZ/NOPB</text:p>
      <text:p text:style-name="P3"/>
      <text:p text:style-name="P3"><text:tab/><text:tab/>IC4</text:p>
      <text:p text:style-name="P3"/>
      <text:p text:style-name="P3">Transistors:</text:p>
      <text:p text:style-name="P3"/>
      <text:p text:style-name="P3">2 pcs.<text:tab/><text:tab/>2N7002K-T/R</text:p>
      <text:p text:style-name="P3"/>
      <text:p text:style-name="P3"><text:tab/><text:tab/>T1, T3.</text:p>
      <text:p text:style-name="P3"/>
      <text:p text:style-name="P3">1 pcs.<text:tab/><text:tab/>FDD6685</text:p>
      <text:p text:style-name="P3"/>
      <text:p text:style-name="P3"><text:tab/><text:tab/>T2</text:p>
      <text:p text:style-name="P3"/>
      <text:p text:style-name="P3">Display:</text:p>
      <text:p text:style-name="P3"/>
      <text:p text:style-name="P3">1 pcs.<text:tab/><text:tab/>7 inch touch Display. <text:s/><text:tab/>Man: Newhaven </text:p>
      <text:p text:style-name="P3"><text:tab/><text:tab/><text:tab/><text:tab/><text:tab/><text:tab/>PN: NHD-7.0-HDMI-HR-RSXP-CTU</text:p>
      <text:p text:style-name="P3"><text:tab/><text:tab/></text:p>
      <text:p text:style-name="P3"><text:tab/><text:tab/><text:tab/><text:tab/><text:tab/><text:tab/><text:tab/></text:p>
      <text:p text:style-name="P3"/>
      <text:p text:style-name="P1">Headers:</text:p>
      <text:p text:style-name="P1"/>
      <text:p text:style-name="P1">1 pcs.<text:tab/><text:tab/>Mike Connector <text:s text:c="2"/><text:tab/><text:tab/>RJ45. Stewart PN: SS-7188V-A-NF-50</text:p>
      <text:p text:style-name="P1"><text:tab/><text:tab/>J1<text:tab/><text:tab/><text:tab/><text:tab/>Mouser PN: 530-SS-7188V-A-NF</text:p>
      <text:p text:style-name="P1"><text:tab/><text:tab/><text:tab/><text:tab/><text:tab/><text:tab/>Or Assman PN: A-2014-2-4-R</text:p>
      <text:p text:style-name="P1"><text:tab/><text:tab/><text:tab/><text:tab/><text:tab/><text:tab/>DigiKey PN: AE 10392-ND </text:p>
      <text:p text:style-name="P1"><text:tab/><text:tab/><text:tab/><text:tab/><text:tab/><text:tab/>And several other.</text:p>
      <text:p text:style-name="P1"/>
      <text:p text:style-name="P1">1 pcs. <text:tab/><text:tab/>USB-A<text:tab/>Vertical.<text:tab/>CnC Tech. PN: 1002-021-01000</text:p>
      <text:p text:style-name="P1"><text:tab/><text:tab/>J3<text:tab/><text:tab/><text:tab/><text:tab/>DigiKey PN: 1002-021-01000</text:p>
      <text:p text:style-name="P1"><text:tab/><text:tab/><text:tab/><text:tab/><text:tab/><text:tab/>Or Amphenol PN: P-UE27-AEX4-XOX</text:p>
      <text:p text:style-name="P1"><text:tab/><text:tab/><text:tab/><text:tab/><text:tab/><text:tab/>Or CUI PN: UJ2-AV-TH</text:p>
      <text:p text:style-name="Standard"><text:span text:style-name="T8"><text:tab/><text:tab/><text:tab/><text:tab/><text:tab/><text:tab/>Mouser PN: </text:span><text:span text:style-name="T4">490-UJ2-AV-1-TH</text:span> </text:p>
      <text:p text:style-name="P1"/>
      <text:p text:style-name="Standard"><text:span text:style-name="T8">1 pcs.<text:tab/><text:tab/>USB-B<text:tab/><text:tab/>Vertical<text:tab/>CUI PN: </text:span><text:span text:style-name="T3">UJ2-BV-1-TH</text:span> </text:p>
      <text:p text:style-name="Standard"><text:span text:style-name="T8"><text:tab/><text:tab/>J4<text:tab/><text:tab/><text:tab/><text:tab/>Mouser PN: </text:span><text:span text:style-name="T3">490-UJ2-BV-1-TH</text:span> </text:p>
      <text:p text:style-name="Standard"><text:tab/><text:tab/><text:tab/><text:tab/><text:tab/><text:tab/>DigiKey PN:<text:bookmark text:name="product-overview"/> 102-4000-ND</text:p>
      <text:p text:style-name="P1"/>
      <text:p text:style-name="Standard"><text:span text:style-name="T8">2 pcs<text:tab/><text:tab/>3,5 m Stereo Jack<text:tab/><text:tab/>KYCON:STX-3790-5N</text:span></text:p>
      <text:p text:style-name="Standard"><text:span text:style-name="T8"><text:tab/><text:tab/><text:tab/><text:tab/><text:tab/><text:tab/>Mouser PN:</text:span><text:span text:style-name="T5">806-STX-3790-5N</text:span><text:span text:style-name="T8"> </text:span></text:p>
      <text:p text:style-name="Standard"/>
      <text:p text:style-name="Standard"><text:span text:style-name="T8">6 pcs.<text:tab/><text:tab/>Headers 1x2<text:tab/><text:tab/><text:tab/>Molex PN: </text:span><text:span text:style-name="T3">22-23-2023</text:span> </text:p>
      <text:p text:style-name="P1"><text:tab/><text:tab/>J8, J9, J10, J14, J15 J16,<text:tab/>Mouser PN: 538-22-23-2023</text:p>
      <text:p text:style-name="P1"/>
      <text:p text:style-name="Standard"><text:span text:style-name="T8">3 pcs.<text:tab/><text:tab/>Headers 1x3<text:tab/><text:tab/><text:tab/>Molex PN: </text:span><text:span text:style-name="T3">38-00-6293</text:span> </text:p>
      <text:p text:style-name="P1"><text:tab/><text:tab/>J12, J17, J18.<text:tab/><text:tab/><text:tab/>Mouser PN: 538-38-00-6293</text:p>
      <text:p text:style-name="P1"/>
      <text:p text:style-name="Standard"><text:soft-page-break/><text:span text:style-name="T8">1 pcs.<text:tab/><text:tab/>Header 1X4<text:tab/><text:tab/><text:tab/>Molex PN: </text:span><text:span text:style-name="T3">22-23-2042</text:span> </text:p>
      <text:p text:style-name="P1"><text:tab/><text:tab/>J11<text:tab/><text:tab/><text:tab/><text:tab/>Mouser PN: 538-22-23-2042</text:p>
      <text:p text:style-name="P1"/>
      <text:p text:style-name="P1">12 pcs.<text:tab/><text:tab/>Ferrite Beads<text:tab/><text:tab/><text:tab/>Wurth Elektronik PN: 742792514</text:p>
      <text:p text:style-name="Standard"><text:span text:style-name="T8"><text:tab/><text:tab/>L1-L12<text:tab/><text:tab/><text:tab/>Mouser PN: </text:span><text:span text:style-name="T3">710-742792514</text:span> </text:p>
      <text:p text:style-name="Standard"><text:tab/><text:tab/><text:tab/><text:tab/><text:tab/><text:tab/>DigiKey PN: <text:a xlink:type="simple" xlink:href="https://www.digikey.com/product-detail/en/w-rth-elektronik/742792514/732-1643-2-ND/1639047" text:style-name="Internet_20_link" text:visited-style-name="Visited_20_Internet_20_Link"><text:span text:style-name="T7">732-1643-2-ND</text:span></text:a> </text:p>
      <text:p text:style-name="Standard"/>
      <text:p text:style-name="Standard">31 pcs.<text:tab/><text:tab/>Switches, SMD<text:tab/><text:tab/>E-Switch PN: TL3301SPF260QG</text:p>
      <text:p text:style-name="Standard"><text:tab/><text:tab/>SW1-SW31<text:tab/><text:tab/><text:tab/>DigiKey PN: <text:a xlink:type="simple" xlink:href="https://www.digikey.com/product-detail/en/e-switch/TL3301SPF260QG/EG1870TR-ND/951367" text:style-name="Internet_20_link" text:visited-style-name="Visited_20_Internet_20_Link"><text:span text:style-name="T7">EG1870TR-ND</text:span></text:a> </text:p>
      <text:p text:style-name="Standard"><text:tab/><text:tab/><text:tab/><text:tab/><text:tab/><text:tab/>Mouser PN: <text:span text:style-name="T4">612-TL3301SP-260</text:span> </text:p>
      <text:p text:style-name="Standard"/>
      <text:p text:style-name="Standard">31 pcs.<text:tab/><text:tab/>Switch Caps<text:tab/><text:tab/><text:tab/>E-Switch PN: 1CBLK (Black) or 1CDGR (dark gray)</text:p>
      <text:p text:style-name="Standard"><text:tab/><text:tab/><text:tab/><text:tab/><text:tab/><text:tab/>DigiKey PN: <text:span text:style-name="T6">EG1181-ND</text:span> (blk) or <text:bookmark text:name="product-overview1"/>EG1182-ND</text:p>
      <text:p text:style-name="Standard"><text:tab/><text:tab/><text:tab/><text:tab/><text:tab/><text:tab/>Mouser PN: <text:span text:style-name="T4">612-1C-BK</text:span> <text:s/>(black) or <text:span text:style-name="T4">612-1C-GR</text:span> <text:s/>(dark gray)</text:p>
      <text:p text:style-name="Standard"/>
      <text:p text:style-name="Standard">36 pcs <text:tab/><text:tab/>Resistors, 10K<text:tab/><text:tab/><text:tab/>0805</text:p>
      <text:p text:style-name="Standard"><text:tab/><text:tab/>R2-R7, R10, R15-R43.</text:p>
      <text:p text:style-name="Standard"/>
      <text:p text:style-name="Standard">1 pcs.<text:tab/><text:tab/>Resistor 3K9<text:tab/><text:tab/><text:tab/>0805</text:p>
      <text:p text:style-name="Standard"><text:tab/><text:tab/>R1</text:p>
      <text:p text:style-name="Standard"/>
      <text:p text:style-name="Standard">1 pcs. <text:tab/><text:tab/>Resistor 470R<text:tab/><text:tab/><text:tab/>0805</text:p>
      <text:p text:style-name="Standard"><text:tab/><text:tab/>R9</text:p>
      <text:p text:style-name="Standard"/>
      <text:p text:style-name="Standard">1 pcs.<text:tab/><text:tab/>Resistor 1K<text:tab/><text:tab/><text:tab/>0805</text:p>
      <text:p text:style-name="Standard"><text:tab/><text:tab/>R11</text:p>
      <text:p text:style-name="Standard"/>
      <text:p text:style-name="Standard">1 pcs. <text:tab/><text:tab/>Resistor 180K<text:tab/><text:tab/><text:tab/>0805</text:p>
      <text:p text:style-name="Standard"><text:tab/><text:tab/>R14</text:p>
      <text:p text:style-name="Standard"/>
      <text:p text:style-name="Standard">4 pcs. <text:tab/><text:tab/>Resistors 100K<text:tab/><text:tab/>0805</text:p>
      <text:p text:style-name="Standard"><text:tab/><text:tab/>R12, R13, R44, R45.</text:p>
      <text:p text:style-name="Standard"/>
      <text:p text:style-name="Standard">12 pcs.<text:tab/><text:tab/>Resistors 1K5<text:tab/><text:tab/><text:tab/>0805</text:p>
      <text:p text:style-name="Standard"><text:tab/><text:tab/>R46-R57, R63.</text:p>
      <text:p text:style-name="Standard"/>
      <text:p text:style-name="Standard">2 pcs. <text:tab/><text:tab/>Resistors 2K2<text:tab/><text:tab/><text:tab/>0805</text:p>
      <text:p text:style-name="Standard"><text:tab/><text:tab/>R59, R60</text:p>
      <text:p text:style-name="Standard"/>
      <text:p text:style-name="Standard">1 pcs <text:tab/><text:tab/>Resistor 620R<text:tab/><text:tab/><text:tab/>0805</text:p>
      <text:p text:style-name="Standard"><text:tab/><text:tab/>R61</text:p>
      <text:p text:style-name="Standard"/>
      <text:p text:style-name="Standard">1 pcs.<text:tab/><text:tab/>Resistor 3K3<text:tab/><text:tab/><text:tab/>0805</text:p>
      <text:p text:style-name="Standard"><text:tab/><text:tab/>R62</text:p>
      <text:p text:style-name="Standard"/>
      <text:p text:style-name="Standard">1 pcs. <text:tab/><text:tab/>Resistor 47R<text:tab/><text:tab/><text:tab/>0805</text:p>
      <text:p text:style-name="Standard"><text:tab/><text:tab/>R64</text:p>
      <text:p text:style-name="P1"/>
      <text:p text:style-name="P1">1 pcs.<text:tab/><text:tab/>Resistor 100R<text:tab/><text:tab/><text:tab/>0805</text:p>
      <text:p text:style-name="P1"><text:tab/><text:tab/>R8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, Helvetica, sans-serif"/>
    <style:font-face style:name="Arial3" svg:font-family="Arial, Helvetica, sans-serif, dk"/>
    <style:font-face style:name="Arial5" svg:font-family="Arial" style:font-family-generic="swiss"/>
    <style:font-face style:name="Arial1" svg:font-family="Arial, 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4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b" fo:country="NO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b" fo:country="NO" style:letter-kerning="true" style:font-name-asian="SimSun" style:font-size-asian="12pt" style:language-asian="zh" style:country-asian="CN" style:font-name-complex="Arial4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4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5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5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5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jell Karlsen</meta:initial-creator>
    <meta:creation-date>2019-11-24T18:44:03.15</meta:creation-date>
    <dc:date>2020-02-06T13:02:19.81</dc:date>
    <dc:creator>Kjell Karlsen</dc:creator>
    <meta:editing-duration>PT7H51M35S</meta:editing-duration>
    <meta:editing-cycles>5</meta:editing-cycles>
    <meta:generator>OpenOffice/4.1.6$Win32 OpenOffice.org_project/416m1$Build-9790</meta:generator>
    <meta:document-statistic meta:table-count="0" meta:image-count="0" meta:object-count="0" meta:page-count="3" meta:paragraph-count="104" meta:word-count="459" meta:character-count="3023"/>
  </office:meta>
</office:document-meta>
</file>